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Standard">
      <style:text-properties fo:color="#000000" loext:opacity="100%" officeooo:rsid="0004b816" officeooo:paragraph-rsid="0004b816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5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04b816" officeooo:paragraph-rsid="0004b816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7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10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officeooo:paragraph-rsid="0004da44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3.5pt" fo:letter-spacing="normal" fo:font-style="normal" fo:font-weight="normal"/>
    </style:style>
    <style:style style:name="P12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fo:font-size="13.5pt" fo:letter-spacing="normal" fo:font-style="normal" fo:font-weight="normal"/>
    </style:style>
    <style:style style:name="P13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3.5pt" fo:letter-spacing="normal" fo:font-style="normal" fo:font-weight="normal"/>
    </style:style>
    <style:style style:name="T1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04da44" style:font-weight-asian="normal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Source Serif Pro" fo:font-size="13.5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000000" loext:opacity="100%" style:font-name="Source Serif Pro" fo:font-size="13.5pt" fo:letter-spacing="normal" fo:font-style="normal" fo:font-weight="bold" officeooo:rsid="0004da44" loext:padding="0cm" loext:border="none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loext:padding="0cm" loext:border="none"/>
    </style:style>
    <style:style style:name="T9" style:family="text">
      <style:text-properties fo:font-variant="normal" fo:text-transform="none" fo:color="#000000" loext:opacity="100%" fo:font-size="13.5pt" fo:letter-spacing="normal" fo:font-style="normal" fo:font-weight="bold" fo:background-color="#272822" loext:char-shading-value="0" loext:padding="0cm" loext:border="none"/>
    </style:style>
    <style:style style:name="T10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officeooo:rsid="0004da44"/>
    </style:style>
    <style:style style:name="T12" style:family="text">
      <style:text-properties fo:color="#000000" loext:opacity="100%" fo:letter-spacing="normal" fo:font-weight="bold" officeooo:rsid="0004da44" loext:padding="0cm" loext:border="none"/>
    </style:style>
    <style:style style:name="T13" style:family="text">
      <style:text-properties fo:color="#000000" loext:opacity="100%" fo:letter-spacing="normal" fo:font-weight="bold" loext:padding="0cm" loext:border="none"/>
    </style:style>
    <style:style style:name="T14" style:family="text">
      <style:text-properties style:font-name="Source Serif Pro"/>
    </style:style>
    <style:style style:name="T15" style:family="text">
      <style:text-properties fo:color="#080808" loext:opacity="100%" style:font-name="0" fo:font-size="10.5pt" fo:background-color="#272822" loext:char-shading-value="0" style:font-size-asian="10.5pt" loext:padding="0cm" loext:border="none"/>
    </style:style>
    <style:style style:name="T16" style:family="text">
      <style:text-properties fo:color="#080808" loext:opacity="100%" style:font-name="Liberation Mono1" fo:font-size="10.5pt" style:font-size-asian="10.5pt" style:font-style-asian="normal" style:font-weight-asian="normal"/>
    </style:style>
    <style:style style:name="T17" style:family="text">
      <style:text-properties fo:color="#0033b3" loext:opacity="100%" style:font-name="Liberation Mono1" fo:font-size="10.5pt" style:font-size-asian="10.5pt" style:font-style-asian="normal" style:font-weight-asian="normal"/>
    </style:style>
    <style:style style:name="T18" style:family="text">
      <style:text-properties fo:color="#871094" loext:opacity="100%" style:font-name="Liberation Mono1" fo:font-size="10.5pt" style:font-size-asian="10.5pt" style:font-style-asian="normal" style:font-weight-asian="normal"/>
    </style:style>
    <style:style style:name="T19" style:family="text">
      <style:text-properties fo:color="#00627a" loext:opacity="100%" style:font-name="Liberation Mono1" fo:font-size="10.5pt" style:font-size-asian="10.5pt" style:font-style-asian="normal" style:font-weight-asian="normal"/>
    </style:style>
    <style:style style:name="T20" style:family="text">
      <style:text-properties fo:color="#1750eb" loext:opacity="100%" style:font-name="Liberation Mono1" fo:font-size="10.5pt" style:font-size-asian="10.5pt" style:font-style-asian="normal" style:font-weight-asian="normal"/>
    </style:style>
    <style:style style:name="T21" style:family="text">
      <style:text-properties fo:color="#067d17" loext:opacity="100%" style:font-name="Liberation Mono1" fo:font-size="10.5pt" style:font-size-asian="10.5pt" style:font-style-asian="normal" style:font-weight-asian="normal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2">I</text:span><text:span text:style-name="T13">dentificando objetos com MobileNetV2</text:span></text:h>
      <text:h text:style-name="P10" text:outline-level="1"><text:span text:style-name="T5"/></text:h>
      <text:h text:style-name="P10" text:outline-level="1"><text:span text:style-name="T4">Depois</text:span><draw:frame draw:style-name="fr1" draw:name="Quadro1" text:anchor-type="char" svg:width="0.041cm" draw:z-index="0"><draw:text-box fo:min-height="0.041cm"><text:list xml:id="list2655087095" text:style-name="L1"><text:list-item><text:p text:style-name="P13"/></text:list-item></text:list></draw:text-box></draw:frame><text:span text:style-name="T3"> desta aula, você já entende o conceito de redes neurais e como usar modelos pré-treinados para tarefas de classificação de imagens. Agora, chegou a hora de colocar tudo isso em prática!</text:span></text:h>
      <text:p text:style-name="P4">Você irá usar o modelo MobileNetV2, que foi treinado no conjunto de dados ImageNet, para classificar imagens de objetos que você enviar.</text:p>
      <text:p text:style-name="P4">O que você deve fazer nessa atividade:</text:p>
      <text:list xml:id="list1331121206" text:style-name="L2">
        <text:list-item>
          <text:p text:style-name="P14">Usar o modelo MobileNetV2 para prever a classe de um objeto em uma imagem.</text:p>
        </text:list-item>
        <text:list-item>
          <text:p text:style-name="P14">Pré-processar a imagem para o formato correto que o modelo espera.</text:p>
        </text:list-item>
        <text:list-item>
          <text:p text:style-name="P14">Exibir a classe identificada na imagem.</text:p>
        </text:list-item>
      </text:list>
      <text:p text:style-name="P4">Agora é hora de colocar a teoria em prática!</text:p>
      <text:p text:style-name="P2"/>
      <text:h text:style-name="Heading_20_2" text:outline-level="2">Resposta:</text:h>
      <text:p text:style-name="P3"/>
      <text:p text:style-name="P5">Com o MobileNetV2, podemos carregar uma imagem e rapidamente identificar seu conteúdo. A pré-processamento adequado da imagem, que inclui redimensionamento e normalização, garante que o modelo receba os dados na forma correta para fornecer uma previsão precisa.</text:p>
      <text:p text:style-name="P8"><text:span text:style-name="Strong_20_Emphasis"><text:span text:style-name="T7">Passo 1: Carregar e preparar a imagem</text:span></text:span></text:p>
      <text:p text:style-name="P6">Primeiro, você fará o upload da imagem e a preparará para o modelo. O modelo espera que a imagem tenha tamanho 224x224 pixels, então redimensionaremos a imagem para esse tamanho.</text:p>
      <text:p text:style-name="P8"><text:span text:style-name="Strong_20_Emphasis"><text:span text:style-name="T7">Passo 2: Carregar o modelo pré-treinado</text:span></text:span></text:p>
      <text:p text:style-name="P6">O MobileNetV2 já foi treinado em uma grande base de dados de imagens, o que o torna capaz de classificar uma grande variedade de objetos. Vamos carregar esse modelo e usar ele para fazer previsões.</text:p>
      <text:p text:style-name="P8"><text:span text:style-name="Strong_20_Emphasis"><text:span text:style-name="T7">Passo 3: Pré-processamento da imagem</text:span></text:span></text:p>
      <text:p text:style-name="P6">O pré-processamento garante que a imagem esteja no formato esperado pelo modelo. Precisamos normalizar os valores de pixels e fazer outras transformações para que o modelo consiga fazer a previsão de forma eficaz.</text:p>
      <text:p text:style-name="P16"><text:span text:style-name="Source_20_Text"><text:span text:style-name="T10"/></text:span></text:p>
      <text:p text:style-name="P12"><text:soft-page-break/><text:span text:style-name="T16">from tensorflow.keras.applications </text:span><text:span text:style-name="T17">import </text:span><text:span text:style-name="T18">MobileNetV2</text:span><text:line-break/><text:span text:style-name="T18"> <text:s text:c="3"/></text:span><text:span text:style-name="T16">from tensorflow.keras.applications.mobilenet_v2 </text:span><text:span text:style-name="T17">import </text:span><text:span text:style-name="T16">preprocess_input, decode_predictions</text:span><text:line-break/><text:span text:style-name="T17">import </text:span><text:span text:style-name="T16">numpy as np</text:span><text:line-break/><text:span text:style-name="T17">import </text:span><text:span text:style-name="T16">cv2</text:span><text:line-break/><text:span text:style-name="T16"> <text:s text:c="3"/>from google.colab </text:span><text:span text:style-name="T17">import </text:span><text:span text:style-name="T16">files</text:span><text:line-break/><text:span text:style-name="T16"> <text:s text:c="3"/>from PIL </text:span><text:span text:style-name="T17">import </text:span><text:span text:style-name="T16">Image</text:span><text:line-break/><text:line-break/><text:span text:style-name="T16"># Fazer upload da imagem</text:span><text:line-break/><text:span text:style-name="T16"> <text:s text:c="3"/>uploaded = files.upload()</text:span><text:line-break/><text:span text:style-name="T16"> <text:s text:c="3"/>imagem_path = </text:span><text:span text:style-name="T19">list</text:span><text:span text:style-name="T16">(uploaded.keys())[</text:span><text:span text:style-name="T20">0</text:span><text:span text:style-name="T16">] <text:s/># Pega o nome </text:span><text:span text:style-name="T17">do </text:span><text:span text:style-name="T16">arquivo enviado</text:span><text:line-break/><text:line-break/><text:span text:style-name="T16"># Carregar a </text:span><text:span text:style-name="T18">imagem </text:span><text:span text:style-name="T16">usando OpenCV</text:span><text:line-break/><text:span text:style-name="T16"> <text:s text:c="11"/></text:span><text:span text:style-name="T18">imagem </text:span><text:span text:style-name="T16">= cv2.imread(imagem_path)</text:span><text:line-break/><text:span text:style-name="T16"> <text:s text:c="3"/>imagem_rgb = cv2.cvtColor(</text:span><text:span text:style-name="T18">imagem</text:span><text:span text:style-name="T16">, cv2.COLOR_BGR2RGB)</text:span><text:line-break/><text:line-break/><text:span text:style-name="T16"> <text:s text:c="11"/># Carregar o </text:span><text:span text:style-name="T18">modelo </text:span><text:span text:style-name="T16">MobileNetV2 pré-treinado</text:span><text:line-break/><text:span text:style-name="T16"> <text:s text:c="11"/></text:span><text:span text:style-name="T18">modelo </text:span><text:span text:style-name="T16">= </text:span><text:span text:style-name="T18">MobileNetV2</text:span><text:span text:style-name="T16">(weights=</text:span><text:span text:style-name="T21">"imagenet"</text:span><text:span text:style-name="T16">)</text:span><text:line-break/><text:line-break/><text:span text:style-name="T16"># Pré-processar a </text:span><text:span text:style-name="T18">imagem </text:span><text:span text:style-name="T16">para </text:span><text:span text:style-name="T18">o </text:span><text:span text:style-name="T16">formato esperado pelo </text:span><text:span text:style-name="T18">modelo</text:span><text:line-break/><text:span text:style-name="T18"> <text:s text:c="11"/>imagem_redimensionada </text:span><text:span text:style-name="T16">= cv2.resize(imagem_rgb, (</text:span><text:span text:style-name="T20">224</text:span><text:span text:style-name="T16">, </text:span><text:span text:style-name="T20">224</text:span><text:span text:style-name="T16">))</text:span><text:line-break/><text:span text:style-name="T16"> <text:s text:c="3"/>imagem_array = np.expand_dims(</text:span><text:span text:style-name="T18">imagem_redimensionada</text:span><text:span text:style-name="T16">, axis=</text:span><text:span text:style-name="T20">0</text:span><text:span text:style-name="T16">)</text:span><text:line-break/><text:span text:style-name="T16"> <text:s text:c="3"/>imagem_array = </text:span><text:span text:style-name="T19">preprocess_input</text:span><text:span text:style-name="T16">(imagem_array)</text:span><text:line-break/><text:line-break/><text:span text:style-name="T16"># Fazer a previsão</text:span><text:line-break/><text:span text:style-name="T16"> <text:s text:c="11"/></text:span><text:span text:style-name="T18">predicoes </text:span><text:span text:style-name="T16">= </text:span><text:span text:style-name="T18">modelo</text:span><text:span text:style-name="T16">.predict(imagem_array)</text:span><text:line-break/><text:span text:style-name="T16"> <text:s text:c="3"/>label = </text:span><text:span text:style-name="T19">decode_predictions</text:span><text:span text:style-name="T16">(</text:span><text:span text:style-name="T18">predicoes</text:span><text:span text:style-name="T16">)</text:span><text:line-break/><text:span text:style-name="T16"> <text:s text:c="3"/></text:span><text:span text:style-name="T19">print</text:span><text:span text:style-name="T16">(</text:span><text:span text:style-name="T21">"Objeto identificado:"</text:span><text:span text:style-name="T16">, label[</text:span><text:span text:style-name="T20">0</text:span><text:span text:style-name="T16">][</text:span><text:span text:style-name="T20">0</text:span><text:span text:style-name="T16">][</text:span><text:span text:style-name="T20">1</text:span><text:span text:style-name="T16">]) <text:s/># Exibe a classe identificada</text:span></text:p>
      <text:p text:style-name="P11"><text:span text:style-name="Source_20_Text"><text:span text:style-name="T10"/></text:span></text:p>
      <text:p text:style-name="P16"><text:span text:style-name="T14">Experimente carregar diferentes imagens e veja como o modelo classifica os objetos nelas. Você pode tentar objetos simples, como frutas, ou algo mais complexo, como animais ou veículos. Alterar o arquivo de imagem e observar as previsões ajudará a entender como o modelo generaliza para novos exemplos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25:24.586389282</meta:creation-date>
    <dc:date>2025-09-15T13:39:25.623681996</dc:date>
    <meta:editing-duration>PT1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9" meta:word-count="413" meta:character-count="2967" meta:non-whitespace-character-count="2469"/>
  </office:meta>
</office:document-meta>
</file>